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6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6.5cm" svg:x="2.299cm" svg:y="7.6cm">
          <text:p text:style-name="P1">Watch time </text:p>
          <text:p text:style-name="P1">– Position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2cm" svg:y="1.9cm">
          <text:p text:style-name="P1">Watch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cm" svg:height="1.201cm" svg:x="2.3cm" svg:y="12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6.9cm" svg:y="1.8cm">
          <text:p text:style-name="P1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3.9cm" svg:y1="5.4cm" svg:x2="4.3cm" svg:y2="7.7cm">
          <text:p/>
        </draw:line>
        <draw:line draw:style-name="gr3" draw:text-style-name="P1" draw:layer="layout" svg:x1="8.9cm" svg:y1="5.3cm" svg:x2="4.3cm" svg:y2="7.6cm">
          <text:p/>
        </draw:line>
        <draw:line draw:style-name="gr3" draw:text-style-name="P1" draw:layer="layout" svg:x1="4.2cm" svg:y1="14.2cm" svg:x2="3.8cm" svg:y2="17.7cm">
          <text:p/>
        </draw:line>
        <draw:g>
          <draw:custom-shape draw:style-name="gr4" draw:text-style-name="P1" draw:layer="layout" svg:width="7.9cm" svg:height="2.4cm" svg:x="1.2cm" svg:y="17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draw:layer="layout" svg:width="2.199cm" svg:height="2.4cm" svg:x="1.201cm" svg:y="17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6" draw:text-style-name="P1" draw:layer="layout" svg:x1="1.2cm" svg:y1="19.999cm" svg:x2="9.1cm" svg:y2="19.999cm">
            <text:p/>
          </draw:line>
          <draw:line draw:style-name="gr6" draw:text-style-name="P1" draw:layer="layout" svg:x1="1.2cm" svg:y1="17.599cm" svg:x2="9.1cm" svg:y2="17.599cm">
            <text:p/>
          </draw:line>
          <draw:line draw:style-name="gr6" draw:text-style-name="P1" draw:layer="layout" svg:x1="1.2cm" svg:y1="19.999cm" svg:x2="1.2cm" svg:y2="17.599cm">
            <text:p/>
          </draw:line>
          <draw:line draw:style-name="gr6" draw:text-style-name="P1" draw:layer="layout" svg:x1="3.4cm" svg:y1="19.999cm" svg:x2="3.4cm" svg:y2="17.5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05:23.266000000</meta:creation-date>
    <dc:date>2014-10-24T17:15:51.413000000</dc:date>
    <meta:editing-duration>PT8M35S</meta:editing-duration>
    <meta:editing-cycles>2</meta:editing-cycles>
    <meta:generator>LibreOffice/4.3.1.2$Windows_x86 LibreOffice_project/958349dc3b25111dbca392fbc281a05559ef6848</meta:generator>
    <meta:document-statistic meta:object-count="14"/>
  </office:meta>
</office:document-meta>
</file>